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Standard">
      <style:text-properties officeooo:rsid="0061fe24" officeooo:paragraph-rsid="0061fe24"/>
    </style:style>
    <style:style style:name="P35" style:family="paragraph" style:parent-style-name="Standard">
      <style:text-properties officeooo:rsid="0068369d" officeooo:paragraph-rsid="0068369d"/>
    </style:style>
    <style:style style:name="P36" style:family="paragraph" style:parent-style-name="Standard">
      <style:text-properties officeooo:rsid="006a9113" officeooo:paragraph-rsid="006a9113"/>
    </style:style>
    <style:style style:name="P37" style:family="paragraph" style:parent-style-name="Standard">
      <style:text-properties officeooo:rsid="006c8f9f" officeooo:paragraph-rsid="006c8f9f"/>
    </style:style>
    <style:style style:name="P3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44" style:family="paragraph" style:parent-style-name="Standard">
      <style:text-properties officeooo:rsid="0093ff8f" officeooo:paragraph-rsid="0093ff8f"/>
    </style:style>
    <style:style style:name="P45" style:family="paragraph" style:parent-style-name="Standard">
      <style:text-properties officeooo:rsid="0098c698" officeooo:paragraph-rsid="0098c698"/>
    </style:style>
    <style:style style:name="P46" style:family="paragraph" style:parent-style-name="Standard">
      <style:text-properties officeooo:rsid="0098c698" officeooo:paragraph-rsid="009c0682"/>
    </style:style>
    <style:style style:name="P47" style:family="paragraph" style:parent-style-name="Standard">
      <style:text-properties officeooo:rsid="00a340e9" officeooo:paragraph-rsid="00a340e9"/>
    </style:style>
    <style:style style:name="P48" style:family="paragraph" style:parent-style-name="Standard">
      <style:text-properties officeooo:rsid="00a429b7" officeooo:paragraph-rsid="00a429b7"/>
    </style:style>
    <style:style style:name="P49" style:family="paragraph" style:parent-style-name="Standard">
      <style:text-properties officeooo:rsid="00a82364" officeooo:paragraph-rsid="00a82364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a1774" officeooo:paragraph-rsid="00aa1774"/>
    </style:style>
    <style:style style:name="P52" style:family="paragraph" style:parent-style-name="Standard">
      <style:text-properties officeooo:rsid="00af1742" officeooo:paragraph-rsid="00af1742"/>
    </style:style>
    <style:style style:name="P53" style:family="paragraph" style:parent-style-name="Standard">
      <style:text-properties officeooo:rsid="00b02dab" officeooo:paragraph-rsid="00b02dab"/>
    </style:style>
    <style:style style:name="P54" style:family="paragraph" style:parent-style-name="Standard">
      <style:text-properties officeooo:rsid="00b9bcf8" officeooo:paragraph-rsid="00b9bcf8"/>
    </style:style>
    <style:style style:name="P55" style:family="paragraph" style:parent-style-name="Preformatted_20_Text" style:list-style-name="L1"/>
    <style:style style:name="P56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57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58" style:family="paragraph" style:parent-style-name="Preformatted_20_Text" style:list-style-name="L1">
      <style:paragraph-properties style:writing-mode="lr-tb"/>
    </style:style>
    <style:style style:name="P59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60" style:family="paragraph" style:parent-style-name="Standard">
      <style:text-properties officeooo:rsid="00b9bcf8" officeooo:paragraph-rsid="00b9bcf8"/>
    </style:style>
    <style:style style:name="P61" style:family="paragraph" style:parent-style-name="Standard">
      <style:text-properties officeooo:rsid="00c3ed0c" officeooo:paragraph-rsid="00c3ed0c"/>
    </style:style>
    <style:style style:name="P62" style:family="paragraph" style:parent-style-name="Text_20_body" style:list-style-name="L1"/>
    <style:style style:name="P63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d584"/>
    </style:style>
    <style:style style:name="T63" style:family="text">
      <style:text-properties officeooo:rsid="007cf481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1dbe9"/>
    </style:style>
    <style:style style:name="T98" style:family="text">
      <style:text-properties officeooo:rsid="00b2a548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4a00"/>
    </style:style>
    <style:style style:name="T108" style:family="text">
      <style:text-properties officeooo:rsid="00c1b335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4">29-estrutura de pastas e ficheiros do laravel </text:p>
      <text:p text:style-name="P34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4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5">30-o ciclo de vida de uma requisição web no laravel</text:p>
      <text:p text:style-name="P35">-<text:span text:style-name="T55">ok </text:span></text:p>
      <text:p text:style-name="P35"/>
      <text:p text:style-name="P35"/>
      <text:p text:style-name="P36">Seção 5 – primeiro projeto completo laravel – bloco de notas </text:p>
      <text:p text:style-name="P36"/>
      <text:p text:style-name="P36"/>
      <text:p text:style-name="P37">31-projeto laravel notes </text:p>
      <text:p text:style-name="P37">-<text:span text:style-name="T56">apresentação do projeto (CRUD de notas)</text:span></text:p>
      <text:p text:style-name="P37">-<text:span text:style-name="T57">cada branch vai ser referente a uma aula </text:span></text:p>
      <text:p text:style-name="P37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62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62"><text:span text:style-name="Strong_20_Emphasis">Edite o arquivo de configuração</text:span> para incluir um virtual host específico para o projeto. Por exemplo, adicione algo assim:</text:p>
          <text:p text:style-name="P56"><text:span text:style-name="Source_20_Text">&lt;VirtualHost *:80&gt;</text:span></text:p>
          <text:p text:style-name="P58"><text:span text:style-name="Source_20_Text"><text:s text:c="4"/>DocumentRoot "C:/laragon/www/joão ribeiro/Laravel 11 Framework, Ecossistema e Projetos Web/notes/public"</text:span></text:p>
          <text:p text:style-name="P58"><text:span text:style-name="Source_20_Text"><text:s text:c="4"/>ServerName notes.test</text:span></text:p>
          <text:p text:style-name="P58"><text:span text:style-name="Source_20_Text"><text:s text:c="4"/>&lt;Directory "C:/laragon/www/joão ribeiro/Laravel 11 Framework, Ecossistema e Projetos Web/notes/public"&gt;</text:span></text:p>
          <text:p text:style-name="P58"><text:span text:style-name="Source_20_Text"><text:s text:c="8"/>AllowOverride All</text:span></text:p>
          <text:p text:style-name="P58"><text:span text:style-name="Source_20_Text"><text:s text:c="8"/>Require all granted</text:span></text:p>
          <text:p text:style-name="P58"><text:span text:style-name="Source_20_Text"><text:s text:c="4"/>&lt;/Directory&gt;</text:span></text:p>
          <text:p text:style-name="P59"><text:span text:style-name="Source_20_Text">&lt;/VirtualHost&gt;</text:span></text:p>
        </text:list-item>
        <text:list-item>
          <text:p text:style-name="P62"><text:span text:style-name="Strong_20_Emphasis">Atualize seu arquivo </text:span><text:span text:style-name="Strong_20_Emphasis"><text:span text:style-name="Source_20_Text">hosts</text:span></text:span> para apontar o domínio <text:span text:style-name="Source_20_Text">notes.test</text:span> para o localhost:</text:p>
          <text:list>
            <text:list-item>
              <text:p text:style-name="P63">Abra o arquivo <text:span text:style-name="Source_20_Text">C:\Windows\System32\drivers\etc\hosts</text:span> como administrador.</text:p>
            </text:list-item>
            <text:list-item>
              <text:p text:style-name="P62">Adicione a linha abaixo no final do arquivo:</text:p>
              <text:p text:style-name="P55">Copiar código</text:p>
              <text:p text:style-name="P57"><text:span text:style-name="Source_20_Text">127.0.0.1 notes.test</text:span></text:p>
            </text:list-item>
          </text:list>
        </text:list-item>
        <text:list-item>
          <text:p text:style-name="P62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8"><text:a xlink:type="simple" xlink:href="http://notes.test/" text:style-name="Internet_20_link" text:visited-style-name="Visited_20_Internet_20_Link"><text:span text:style-name="Source_20_Text">http://notes.test</text:span></text:a></text:p>
      <text:p text:style-name="P39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3">Routes</text:span></text:span><text:span text:style-name="Source_20_Text"><text:span text:style-name="T60"> </text:span></text:span></text:p>
      <text:p text:style-name="P39"><text:span text:style-name="Source_20_Text">-</text:span><text:span text:style-name="Source_20_Text"><text:span text:style-name="T62">As routes definem o tipo de ação a ser realizada </text:span></text:span><text:span text:style-name="Source_20_Text"><text:span text:style-name="T64">(método HTTP)</text:span></text:span><text:span text:style-name="Source_20_Text"><text:span text:style-name="T62">, o endereço que será usado, o <text:tab/>controller que será usado, a function que será acionada, se tem ou não <text:tab/>parâmetros</text:span></text:span></text:p>
      <text:p text:style-name="P39"><text:span text:style-name="Source_20_Text">-</text:span><text:span text:style-name="Source_20_Text"><text:span text:style-name="T63">as routes utilizam a class Route do core do laravel </text:span></text:span></text:p>
      <text:p text:style-name="P39"><text:span text:style-name="Source_20_Text"/></text:p>
      <text:p text:style-name="P40"><text:span text:style-name="Source_20_Text"><text:span text:style-name="T65">34-criar um controller e uma Route para o controller </text:span></text:span></text:p>
      <text:p text:style-name="P40"><text:span text:style-name="Source_20_Text">-</text:span><text:span text:style-name="Source_20_Text"><text:span text:style-name="T66">criando um controller: php artisan make:controller MainController</text:span></text:span></text:p>
      <text:p text:style-name="P40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1"><text:span text:style-name="Source_20_Text"><text:span text:style-name="T69">35-apresnetar uma View a partir de um Controller </text:span></text:span></text:p>
      <text:p text:style-name="P41"><text:span text:style-name="Source_20_Text">-</text:span><text:span text:style-name="Source_20_Text"><text:span text:style-name="T70">criando uma view via artisan: php artisan make:view main </text:span></text:span></text:p>
      <text:p text:style-name="P41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1"><text:span text:style-name="Source_20_Text"/></text:p>
      <text:p text:style-name="P42"><text:soft-page-break/><text:span text:style-name="Source_20_Text"><text:span text:style-name="T72">36-receber parâmetros nas Routes </text:span></text:span></text:p>
      <text:p text:style-name="P42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43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4">37-<text:span text:style-name="T78">Views e Blade </text:span></text:p>
      <text:p text:style-name="P44">-<text:span text:style-name="T79">Blade template engine: traduz o código que dentro dele está, usado para exibir dados para o usuário </text:span></text:p>
      <text:p text:style-name="P44">-<text:span text:style-name="T80">para inserir código PHP nele, pode se usar: </text:span></text:p>
      <text:p text:style-name="P44"><text:s text:c="5"/><text:span text:style-name="T80">{{ }} (double mustache) </text:span><text:span text:style-name="T81">metodologia mais correta no laravel, é um comando de blade</text:span></text:p>
      <text:p text:style-name="P44"><text:s text:c="5"/>&lt;?<text:span text:style-name="T80">= ?&gt; <text:s/>(maneira tradicional, abrindo a tag PHP)</text:span></text:p>
      <text:p text:style-name="P44"/>
      <text:p text:style-name="P45">38-<text:span text:style-name="T82">Criando Layout para múltiplas Views </text:span></text:p>
      <text:p text:style-name="P46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6">-<text:span text:style-name="T84">A página mestre se chama Layout (view layout)</text:span></text:p>
      <text:p text:style-name="P46">-<text:span text:style-name="T85">por convenção, cria-se dentro da pasta views, a pasta layouts, e dentro um arquivo blade que será <text:s/><text:tab/>usado como template: php artisan make:view layouts/main_layout </text:span></text:p>
      <text:p text:style-name="P46">-<text:span text:style-name="T86">usando na pagina de template o: @yield(‘content’), e na página que irá herdar o conteúdo do <text:tab/>template, coloca @extends(‘página_de_template_que_este_ira_receber’)</text:span></text:p>
      <text:p text:style-name="P46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8">-outra vantagem de usar um template, é que, basta que bibliotecas e CDN sejam importadas no <text:tab/>template, e então, elas ficam disponível para todas as views que herdam deste template</text:p>
      <text:p text:style-name="P46"/>
      <text:p text:style-name="P47">39-<text:span text:style-name="T88">vamos limpar o nosso projeto </text:span></text:p>
      <text:p text:style-name="P47">-<text:span text:style-name="T89">configurada a .env para inciar de fato o projeto </text:span></text:p>
      <text:p text:style-name="P47"/>
      <text:p text:style-name="P49">40-Controller para autenticação </text:p>
      <text:p text:style-name="P49">-<text:span text:style-name="T90">criado routes, Controller e function para login e logout </text:span></text:p>
      <text:p text:style-name="P49"/>
      <text:p text:style-name="P51">41-<text:span text:style-name="T91">criando o Layout base da aplicação e o formulário de login </text:span></text:p>
      <text:p text:style-name="P51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1">-<text:span text:style-name="T94">foi criado a view de login, a mesma extends da tela de template (usando bibliotecas e tal)</text:span></text:p>
      <text:p text:style-name="P51"/>
      <text:p text:style-name="P52">42-<text:span text:style-name="T95">CSRF e submissão de formulários </text:span></text:p>
      <text:p text:style-name="P52">-<text:span text:style-name="T96">CSRF: injeta um token CSRF no formulário, é uma medida de segurança </text:span></text:p>
      <text:p text:style-name="P52">-<text:span text:style-name="T98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2"/>
      <text:p text:style-name="P53">43-<text:span text:style-name="T97">como capturar os dados do formulário </text:span></text:p>
      <text:p text:style-name="P53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3">-<text:span text:style-name="T102">a partir desta variável ou array $request, é possível manipular os dados do formulário que nele <text:tab/>estão contidos.</text:span></text:p>
      <text:p text:style-name="P53"/>
      <text:p text:style-name="P54">44-<text:span text:style-name="T103">Introdução </text:span><text:span text:style-name="T104">a</text:span><text:span text:style-name="T103"> validação de dados </text:span></text:p>
      <text:p text:style-name="P54">-<text:span text:style-name="T105">as validações podem ser feitas em 3 níveis: </text:span></text:p>
      <text:p text:style-name="P54"><text:tab/><text:span text:style-name="T105">No formulário do HTML, com o atributo required </text:span><text:span text:style-name="T106">(vulnerável)</text:span></text:p>
      <text:p text:style-name="P54"><text:tab/><text:span text:style-name="T108">N</text:span><text:span text:style-name="T107">o javascript, usando bibliotecas de validação, como jquery validate (segurança <text:tab/><text:tab/> <text:tab/><text:tab/>intermediária)</text:span></text:p>
      <text:p text:style-name="P54"><text:tab/><text:span text:style-name="T108">No lado do servidor, no </text:span><text:span text:style-name="T109">C</text:span><text:span text:style-name="T108">ontroller usando o método validate</text:span><text:span text:style-name="T110">()</text:span><text:span text:style-name="T108"> do laravel (o mais seguro)</text:span></text:p>
      <text:p text:style-name="P54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4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4"/>
      <text:p text:style-name="P61">45-</text:p>
      <text:p text:style-name="P54"/>
      <text:p text:style-name="P54"><text:tab/></text:p>
      <text:p text:style-name="P44"/>
      <text:p text:style-name="P35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0-11T17:07:10.789000000</dc:date>
    <meta:editing-duration>PT18H51M40S</meta:editing-duration>
    <meta:editing-cycles>166</meta:editing-cycles>
    <meta:generator>LibreOffice/24.2.3.2$Windows_X86_64 LibreOffice_project/433d9c2ded56988e8a90e6b2e771ee4e6a5ab2ba</meta:generator>
    <meta:document-statistic meta:table-count="0" meta:image-count="0" meta:object-count="0" meta:page-count="6" meta:paragraph-count="167" meta:word-count="1588" meta:character-count="10284" meta:non-whitespace-character-count="8651"/>
  </office:meta>
</office:document-meta>
</file>